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text:h>
                    <text:list>
                        <text:list-item>
                            <text:h text:style-name="Heading_20_2" text:outline-level="2">Description</text:h>
                        </text:list-item>
                    </text:list>
                </text:list-item>
            </text:list>

            <text:p text:style-name="Standard"><text:span>We can use this widget when we need to select one option from the list.</text:span></text:p><text:p text:style-name="Standard"/>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p text:style-name="Standard"/>,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p text:style-name="Standard"/>,
                                            <text:list xml:id="list_Dropdown (Dashboard)6" text:continue-numbering="true" text:continue-list="list_Dropdow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7" text:continue-numbering="true" text:continue-list="list_Dropdow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ropdown (Dashboard)8" text:continue-numbering="true" text:continue-list="list_Dropdow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Dashboard)9" text:continue-numbering="true" text:continue-list="list_Dropdow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Dashboard)10" text:continue-numbering="true" text:continue-list="list_Dropdow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Dashboard)11" text:continue-numbering="true" text:continue-list="list_Dropdow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Dashboard)12" text:continue-numbering="true" text:continue-list="list_Dropdow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Dashboard)13" text:continue-numbering="true" text:continue-list="list_Dropdow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Dashboard)14" text:continue-numbering="true" text:continue-list="list_Dropdow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5" text:continue-numbering="true" text:continue-list="list_Dropdow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Dashboard)1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8" text:continue-numbering="true" text:continue-list="list_Dropdown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Dashboard)19" text:continue-numbering="true" text:continue-list="list_Dropdown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Dashboard)20" text:continue-numbering="true" text:continue-list="list_Dropdown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